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6.697cm" fo:margin-left="0.064cm" table:align="left"/>
    </style:style>
    <style:style style:name="表格1.A" style:family="table-column">
      <style:table-column-properties style:column-width="8.308cm"/>
    </style:style>
    <style:style style:name="表格1.B" style:family="table-column">
      <style:table-column-properties style:column-width="8.389cm"/>
    </style:style>
    <style:style style:name="表格1.A1" style:family="table-cell">
      <style:table-cell-properties fo:padding-left="0.191cm" fo:padding-right="0.191cm" fo:padding-top="0.049cm" fo:padding-bottom="0.049cm" fo:border="1pt solid #000000"/>
    </style:style>
    <style:style style:name="表格1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8.25pt" officeooo:rsid="001815ab" officeooo:paragraph-rsid="001815ab" style:font-size-asian="16pt" style:language-asian="zh" style:country-asian="CN" style:font-size-complex="18.25pt"/>
    </style:style>
    <style:style style:name="P3" style:family="paragraph" style:parent-style-name="Standard">
      <style:text-properties fo:font-size="18.25pt" officeooo:rsid="001982ce" officeooo:paragraph-rsid="001982ce" style:font-size-asian="16pt" style:language-asian="zh" style:country-asian="CN" style:font-size-complex="18.25pt"/>
    </style:style>
    <style:style style:name="P4" style:family="paragraph" style:parent-style-name="Standard">
      <style:text-properties fo:font-size="18.25pt" fo:font-weight="bold" officeooo:rsid="001815ab" officeooo:paragraph-rsid="001815ab" style:font-size-asian="16pt" style:language-asian="zh" style:country-asian="CN" style:font-weight-asian="bold" style:font-size-complex="18.25pt" style:font-weight-complex="bold"/>
    </style:style>
    <style:style style:name="P5" style:family="paragraph" style:parent-style-name="Text_20_body">
      <style:paragraph-properties fo:margin-left="0cm" fo:margin-right="0cm" fo:text-indent="0.741cm" style:auto-text-indent="false"/>
    </style:style>
    <style:style style:name="P6" style:family="paragraph" style:parent-style-name="Heading_20_1">
      <style:text-properties fo:font-size="16pt" style:font-size-asian="16pt" style:font-size-complex="16pt"/>
    </style:style>
    <style:style style:name="P7" style:family="paragraph" style:parent-style-name="Heading_20_2">
      <style:text-properties fo:font-size="16pt" style:font-size-asian="16pt" style:font-size-complex="16pt"/>
    </style:style>
    <style:style style:name="P8" style:family="paragraph" style:parent-style-name="Table_20_Contents">
      <style:paragraph-properties fo:margin-top="0cm" fo:margin-bottom="0.499cm" loext:contextual-spacing="false"/>
      <style:text-properties fo:color="#c00000" fo:font-size="16pt" style:font-size-asian="16pt" style:font-size-complex="16pt"/>
    </style:style>
    <style:style style:name="P9" style:family="paragraph" style:parent-style-name="Table_20_Contents">
      <style:paragraph-properties fo:margin-top="0cm" fo:margin-bottom="0.499cm" loext:contextual-spacing="false"/>
      <style:text-properties fo:color="#c00000" fo:font-size="16pt" officeooo:rsid="0017ed75" officeooo:paragraph-rsid="0017ed75" style:font-size-asian="16pt" style:language-asian="zh" style:country-asian="CN" style:font-size-complex="16pt"/>
    </style:style>
    <style:style style:name="P10" style:family="paragraph" style:parent-style-name="Table_20_Contents">
      <style:paragraph-properties fo:margin-top="0cm" fo:margin-bottom="0.499cm" loext:contextual-spacing="false"/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0.5pt"/>
    </style:style>
    <style:style style:name="T3" style:family="text">
      <style:text-properties style:font-name-asian="宋体1" style:font-weight-asian="bold"/>
    </style:style>
    <style:style style:name="T4" style:family="text">
      <style:text-properties fo:font-weight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font-name-asian="宋体1" style:font-size-asian="16pt" style:font-size-complex="16pt"/>
    </style:style>
    <style:style style:name="T7" style:family="text">
      <style:text-properties style:text-position="33% 80%"/>
    </style:style>
    <style:style style:name="T8" style:family="text">
      <style:text-properties style:font-name="Calibri"/>
    </style:style>
    <style:style style:name="T9" style:family="text">
      <style:text-properties fo:color="#c00000"/>
    </style:style>
    <style:style style:name="T10" style:family="text">
      <style:text-properties fo:color="#c00000" style:text-position="33% 80%"/>
    </style:style>
    <style:style style:name="T11" style:family="text">
      <style:text-properties fo:color="#c00000" style:font-name-asian="宋体1"/>
    </style:style>
    <style:style style:name="T12" style:family="text">
      <style:text-properties fo:color="#c00000" style:font-name="Calibri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4">7 </text:span><text:span text:style-name="T3">大数据</text:span></text:h>
      <text:h text:style-name="P7" text:outline-level="2"><text:span text:style-name="T4">1</text:span><text:span text:style-name="T3">　什么是大数据</text:span></text:h>
      <text:p text:style-name="P5"><text:span text:style-name="T6">所谓大数据，就是大的字节数据，或大的字符数据。标准</text:span><text:span text:style-name="T5">SQL</text:span><text:span text:style-name="T6">中提供了如下类型来保存大数据类型</text:span><text:span text:style-name="T2">：</text:span></text:p>
      <text:p text:style-name="P1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0">类型</text:p>
          </table:table-cell>
          <table:table-cell table:style-name="表格1.B1" office:value-type="string">
            <text:p text:style-name="P10">长度</text:p>
          </table:table-cell>
        </table:table-row>
        <table:table-row>
          <table:table-cell table:style-name="表格1.A2" office:value-type="string">
            <text:p text:style-name="P10">tinyblob</text:p>
          </table:table-cell>
          <table:table-cell table:style-name="表格1.B2" office:value-type="string">
            <text:p text:style-name="P10">2<text:span text:style-name="T7">8-</text:span>-1B<text:span text:style-name="T1">（</text:span><text:span text:style-name="T8">256B</text:span><text:span text:style-name="T1">）</text:span></text:p>
          </table:table-cell>
        </table:table-row>
        <table:table-row>
          <table:table-cell table:style-name="表格1.A2" office:value-type="string">
            <text:p text:style-name="P10">blob</text:p>
          </table:table-cell>
          <table:table-cell table:style-name="表格1.B2" office:value-type="string">
            <text:p text:style-name="P10">2<text:span text:style-name="T7">16</text:span>-1B<text:span text:style-name="T1">（</text:span><text:span text:style-name="T8">64K</text:span><text:span text:style-name="T1">）</text:span></text:p>
          </table:table-cell>
        </table:table-row>
        <table:table-row>
          <table:table-cell table:style-name="表格1.A2" office:value-type="string">
            <text:p text:style-name="P10">mediumblob</text:p>
          </table:table-cell>
          <table:table-cell table:style-name="表格1.B2" office:value-type="string">
            <text:p text:style-name="P10">2<text:span text:style-name="T7">24</text:span>-1B<text:span text:style-name="T1">（</text:span><text:span text:style-name="T8">16M</text:span><text:span text:style-name="T1">）</text:span></text:p>
          </table:table-cell>
        </table:table-row>
        <table:table-row>
          <table:table-cell table:style-name="表格1.A2" office:value-type="string">
            <text:p text:style-name="P10">longblob</text:p>
          </table:table-cell>
          <table:table-cell table:style-name="表格1.B2" office:value-type="string">
            <text:p text:style-name="P10">2<text:span text:style-name="T7">32</text:span>-1B<text:span text:style-name="T1">（</text:span><text:span text:style-name="T8">4G</text:span><text:span text:style-name="T1">）</text:span></text:p>
          </table:table-cell>
        </table:table-row>
        <table:table-row>
          <table:table-cell table:style-name="表格1.A2" office:value-type="string">
            <text:p text:style-name="P9">以clob结尾为存文本,以字符流</text:p>
          </table:table-cell>
          <table:table-cell table:style-name="表格1.B2" office:value-type="string">
            <text:p text:style-name="P10"/>
          </table:table-cell>
        </table:table-row>
        <table:table-row>
          <table:table-cell table:style-name="表格1.A2" office:value-type="string">
            <text:p text:style-name="P8">tinyclob</text:p>
          </table:table-cell>
          <table:table-cell table:style-name="表格1.B2" office:value-type="string">
            <text:p text:style-name="P10">2<text:span text:style-name="T10">8-</text:span><text:span text:style-name="T9">-1B</text:span><text:span text:style-name="T11">（</text:span><text:span text:style-name="T12">256B</text:span><text:span text:style-name="T11">）</text:span></text:p>
          </table:table-cell>
        </table:table-row>
        <table:table-row>
          <table:table-cell table:style-name="表格1.A2" office:value-type="string">
            <text:p text:style-name="P8">clob</text:p>
          </table:table-cell>
          <table:table-cell table:style-name="表格1.B2" office:value-type="string">
            <text:p text:style-name="P10">2<text:span text:style-name="T10">16</text:span><text:span text:style-name="T9">-1B</text:span><text:span text:style-name="T11">（</text:span><text:span text:style-name="T12">64K</text:span><text:span text:style-name="T11">）</text:span></text:p>
          </table:table-cell>
        </table:table-row>
        <table:table-row>
          <table:table-cell table:style-name="表格1.A2" office:value-type="string">
            <text:p text:style-name="P8">mediumclob</text:p>
          </table:table-cell>
          <table:table-cell table:style-name="表格1.B2" office:value-type="string">
            <text:p text:style-name="P10">2<text:span text:style-name="T10">24</text:span><text:span text:style-name="T9">-1B</text:span><text:span text:style-name="T11">（</text:span><text:span text:style-name="T12">16M</text:span><text:span text:style-name="T11">）</text:span></text:p>
          </table:table-cell>
        </table:table-row>
        <table:table-row>
          <table:table-cell table:style-name="表格1.A2" office:value-type="string">
            <text:p text:style-name="P8">longclob</text:p>
          </table:table-cell>
          <table:table-cell table:style-name="表格1.B2" office:value-type="string">
            <text:p text:style-name="P10">2<text:span text:style-name="T10">32</text:span><text:span text:style-name="T9">-1B</text:span><text:span text:style-name="T11">（</text:span><text:span text:style-name="T12">4G</text:span><text:span text:style-name="T11">）</text:span></text:p>
          </table:table-cell>
        </table:table-row>
      </table:table>
      <text:p text:style-name="P2">创建一张表</text:p>
      <text:p text:style-name="P2">create table LOB_TEST <text:s/>(</text:p>
      <text:p text:style-name="P2"><text:s text:c="3"/>MYBLOB <text:s text:c="14"/>BLOB,</text:p>
      <text:p text:style-name="P2"><text:s text:c="3"/>MYCLOB <text:s text:c="14"/>CLOB</text:p>
      <text:p text:style-name="P2">);</text:p>
      <text:p text:style-name="P2"/>
      <text:p text:style-name="P2"/>
      <text:p text:style-name="P2"/>
      <text:p text:style-name="P2"/>
      <text:p text:style-name="P2"/>
      <text:p text:style-name="P4"><text:soft-page-break/>向数据库中插入二进制数据</text:p>
      <text:p text:style-name="P2">//定义二进制文件输入流</text:p>
      <text:p text:style-name="P2"><text:tab/> <text:s text:c="3"/>InputStream ip=new FileInputStream("F:/java专用图片/1.jpg");<text:tab/></text:p>
      <text:p text:style-name="P2"><text:tab/> <text:s text:c="2"/>//设置二进制的参数</text:p>
      <text:p text:style-name="P2"><text:tab/> <text:s text:c="2"/>ps.setBinaryStream(1, ip );</text:p>
      <text:p text:style-name="P2"><text:tab/> <text:s/></text:p>
      <text:p text:style-name="P4">向数据库中插入大文本数据</text:p>
      <text:p text:style-name="P2"><text:s text:c="4"/>//定义大文本文件输入流</text:p>
      <text:p text:style-name="P2"><text:tab/> <text:s text:c="2"/>Reader reader =new FileReader("<text:a xlink:type="simple" xlink:href="file:///F:/time.sql" text:style-name="Internet_20_link" text:visited-style-name="Visited_20_Internet_20_Link">F:/time.sql</text:a>");</text:p>
      <text:p text:style-name="P2"><text:s text:c="3"/>//设置大文本字符流的参数</text:p>
      <text:p text:style-name="P2"><text:tab/> <text:s text:c="3"/>ps.setClob(2, reader);</text:p>
      <text:p text:style-name="P4">读取数据库中的二进制数据</text:p>
      <text:p text:style-name="P2">//获得二进制的输入流</text:p>
      <text:p text:style-name="P2"><text:tab/> <text:s/>Inputstream ip=rs.getBinaryStream(1);</text:p>
      <text:p text:style-name="P2"><text:tab/> <text:s text:c="2"/>//定义输出流,把二进制数据写入到硬盘上</text:p>
      <text:p text:style-name="P2"><text:tab/> <text:s/>op=new FileOutputStream("F:/tu.jpg");</text:p>
      <text:p text:style-name="P2"><text:tab/> <text:s text:c="2"/>byte[] by =new byte[1024];</text:p>
      <text:p text:style-name="P2"><text:tab/> <text:s text:c="2"/>int length=0;</text:p>
      <text:p text:style-name="P2"><text:tab/> <text:s text:c="2"/>while((length=ip.read(by))!=-1){</text:p>
      <text:p text:style-name="P2"><text:tab/><text:tab/> <text:s text:c="2"/>op.write(by,0,length);</text:p>
      <text:p text:style-name="P2"><text:tab/><text:tab/> <text:s text:c="2"/></text:p>
      <text:p text:style-name="P2"><text:tab/> <text:s text:c="2"/>}</text:p>
      <text:p text:style-name="P2"><text:tab/> <text:s text:c="2"/>op.flush()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读取数据库中的大文本数据</text:p>
      <text:p text:style-name="P2">//获得大文本对象</text:p>
      <text:p text:style-name="P2"><text:tab/> <text:s text:c="2"/>Clob cl=rs.getClob(2);</text:p>
      <text:p text:style-name="P2"><text:tab/> <text:s text:c="2"/>//获得reader对象</text:p>
      <text:p text:style-name="P2"><text:tab/> <text:s text:c="2"/>rd=cl.getCharacterStream();</text:p>
      <text:p text:style-name="P2"><text:tab/> <text:s text:c="2"/>//定义输出流,把二进制数据写入到硬盘上</text:p>
      <text:p text:style-name="P2"><text:tab/> <text:s/>op=new FileOutputStream("<text:a xlink:type="simple" xlink:href="file:///F:/tu.jpg" text:style-name="Internet_20_link" text:visited-style-name="Visited_20_Internet_20_Link">F:/tu.jpg</text:a>");</text:p>
      <text:p text:style-name="P2">//定义字符输出流</text:p>
      <text:p text:style-name="P2"><text:tab/> <text:s text:c="2"/>wt=new FileWriter("E:/timesql.sql");</text:p>
      <text:p text:style-name="P2"><text:tab/> <text:s text:c="2"/>char[] ch=new char[1024];</text:p>
      <text:p text:style-name="P2"><text:tab/> <text:s text:c="2"/>int line =0;</text:p>
      <text:p text:style-name="P2"><text:tab/> <text:s text:c="2"/>while((line=rd.read(ch))!=-1){</text:p>
      <text:p text:style-name="P2"><text:tab/><text:tab/> <text:s text:c="2"/>wt.write(ch, 0, line);</text:p>
      <text:p text:style-name="P2"><text:tab/><text:tab/></text:p>
      <text:p text:style-name="P2"><text:tab/><text:tab/> <text:s text:c="2"/></text:p>
      <text:p text:style-name="P2"><text:tab/> <text:s text:c="2"/>}</text:p>
      <text:p text:style-name="P2"><text:tab/> <text:s text:c="2"/>wt.flush()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示例:</text:p>
      <text:p text:style-name="P3">public static void inputlob(){</text:p>
      <text:p text:style-name="P3"><text:tab/> <text:s/>//设置驱动对象</text:p>
      <text:p text:style-name="P3"><text:tab/> <text:s text:c="2"/>String driverClass="oracle.jdbc.OracleDriver";</text:p>
      <text:p text:style-name="P3"><text:tab/> <text:s text:c="2"/>//设置url</text:p>
      <text:p text:style-name="P3"><text:tab/> <text:s text:c="2"/>String url="jdbc:oracle:thin:@192.168.42.71:1521:orcl";</text:p>
      <text:p text:style-name="P3"><text:tab/> <text:s text:c="2"/>//用户名</text:p>
      <text:p text:style-name="P3"><text:tab/> <text:s text:c="2"/>String uresname="scott";</text:p>
      <text:p text:style-name="P3"><text:tab/> <text:s text:c="2"/>//用户密码</text:p>
      <text:p text:style-name="P3"><text:tab/> <text:s text:c="2"/>String password ="tight";</text:p>
      <text:p text:style-name="P3"><text:tab/> <text:s text:c="2"/>//获取Connection连接</text:p>
      <text:p text:style-name="P3"><text:tab/> <text:s text:c="2"/>Connection con=null;</text:p>
      <text:p text:style-name="P3"><text:tab/> <text:s text:c="2"/>//获取预编译sql对象</text:p>
      <text:p text:style-name="P3"><text:tab/> <text:s text:c="2"/>PreparedStatement ps=null;</text:p>
      <text:p text:style-name="P3"><text:tab/> <text:s text:c="2"/>//定义sql语句</text:p>
      <text:p text:style-name="P3"><text:tab/> <text:s text:c="2"/>String sql="insert into lob_test values(?,?)";</text:p>
      <text:p text:style-name="P3"><text:tab/> <text:s text:c="2"/>try {</text:p>
      <text:p text:style-name="P3"><text:tab/><text:tab/> <text:s text:c="2"/>//注册连接</text:p>
      <text:p text:style-name="P3"><text:tab/><text:tab/> <text:s text:c="2"/>Class.forName(driverClass);</text:p>
      <text:p text:style-name="P3"><text:tab/><text:tab/> con=DriverManager.getConnection(url, uresname, password);</text:p>
      <text:p text:style-name="P3"><text:tab/><text:tab/> <text:s/>ps=con.prepareStatement(sql);</text:p>
      <text:p text:style-name="P3"><text:tab/><text:tab/>//定义二进制输入流</text:p>
      <text:p text:style-name="P3"><text:tab/><text:tab/> <text:s/>InputStream ip=new FileInputStream("F:/java专用图片/2.jpg");</text:p>
      <text:p text:style-name="P3"><text:tab/><text:tab/> <text:s/>//预编译二进制文件</text:p>
      <text:p text:style-name="P3"><text:tab/><text:tab/> <text:s/>ps.setBinaryStream(1, ip);</text:p>
      <text:p text:style-name="P3"><text:tab/><text:tab/> <text:s/>//定义文本文件输入流</text:p>
      <text:p text:style-name="P3"><text:tab/><text:tab/> <text:s/>Reader rd=new FileReader("F:/lobtest.sql");</text:p>
      <text:p text:style-name="P3"><text:tab/><text:tab/> <text:s/>//预编译文本文件</text:p>
      <text:p text:style-name="P3"><text:tab/><text:tab/> <text:s/>ps.setClob(2, rd);</text:p>
      <text:p text:style-name="P3"><text:tab/><text:tab/>//提交数据</text:p>
      <text:p text:style-name="P3"><text:tab/><text:tab/> <text:s/>int shu=ps.executeUpdate();</text:p>
      <text:p text:style-name="P3"><text:tab/><text:tab/>System.out.println(shu+"条数据已添加");</text:p>
      <text:p text:style-name="P3"><text:soft-page-break/><text:tab/><text:tab/></text:p>
      <text:p text:style-name="P3"><text:tab/><text:tab/></text:p>
      <text:p text:style-name="P3"><text:tab/>} catch (Exception e) {</text:p>
      <text:p text:style-name="P3"><text:tab/><text:tab/>e.printStackTrace();</text:p>
      <text:p text:style-name="P3"><text:tab/>}finally{</text:p>
      <text:p text:style-name="P3"><text:tab/><text:tab/>try {</text:p>
      <text:p text:style-name="P3"><text:tab/><text:tab/><text:tab/>if(ps!=null){</text:p>
      <text:p text:style-name="P3"><text:tab/><text:tab/><text:tab/>ps.close();</text:p>
      <text:p text:style-name="P3"><text:tab/><text:tab/><text:tab/>}</text:p>
      <text:p text:style-name="P3"><text:tab/><text:tab/><text:tab/>if(con!=null){</text:p>
      <text:p text:style-name="P3"><text:tab/><text:tab/><text:tab/>con.close();</text:p>
      <text:p text:style-name="P3"><text:tab/><text:tab/><text:tab/>}</text:p>
      <text:p text:style-name="P3"><text:tab/><text:tab/>} catch (SQLException e) {</text:p>
      <text:p text:style-name="P3"><text:tab/><text:tab/><text:tab/>e.printStackTrace();</text:p>
      <text:p text:style-name="P3"><text:tab/><text:tab/>}</text:p>
      <text:p text:style-name="P3"><text:tab/><text:tab/></text:p>
      <text:p text:style-name="P3"><text:tab/>}</text:p>
      <text:p text:style-name="P3"><text:tab/> <text:s text:c="2"/></text:p>
      <text:p text:style-name="P3"><text:s text:c="4"/>}</text:p>
      <text:p text:style-name="P3"><text:s text:c="3"/>//将文件读取写入到指定位置</text:p>
      <text:p text:style-name="P3"><text:s text:c="7"/>public static void readlob(){</text:p>
      <text:p text:style-name="P3"><text:s text:c="4"/><text:tab/> //设置驱动对象</text:p>
      <text:p text:style-name="P3"><text:s text:c="4"/><text:tab/> <text:s text:c="2"/>String driverClass="oracle.jdbc.OracleDriver";</text:p>
      <text:p text:style-name="P3"><text:s text:c="4"/><text:tab/> <text:s text:c="2"/>//设置url</text:p>
      <text:p text:style-name="P3"><text:s text:c="4"/><text:tab/> <text:s text:c="2"/>String url="jdbc:oracle:thin:@192.168.42.71:1521:orcl";</text:p>
      <text:p text:style-name="P3"><text:s text:c="4"/><text:tab/> <text:s text:c="2"/>//用户名</text:p>
      <text:p text:style-name="P3"><text:s text:c="4"/><text:tab/> <text:s text:c="2"/>String uresname="scott";</text:p>
      <text:p text:style-name="P3"><text:s text:c="4"/><text:tab/> <text:s text:c="2"/>//用户密码</text:p>
      <text:p text:style-name="P3"><text:s text:c="4"/><text:tab/> <text:s text:c="2"/>String password ="tight";</text:p>
      <text:p text:style-name="P3"><text:s text:c="4"/><text:tab/> <text:s text:c="2"/>//获取Connection连接</text:p>
      <text:p text:style-name="P3"><text:s text:c="4"/><text:tab/> <text:s text:c="2"/>Connection con=null;</text:p>
      <text:p text:style-name="P3"><text:s text:c="4"/><text:tab/> <text:s text:c="2"/>//获取预编译sql对象</text:p>
      <text:p text:style-name="P3"><text:s text:c="4"/><text:tab/> <text:s text:c="2"/>PreparedStatement ps=null;</text:p>
      <text:p text:style-name="P3"><text:s text:c="4"/><text:tab/> <text:s text:c="2"/>//定义sql语句</text:p>
      <text:p text:style-name="P3"><text:soft-page-break/><text:s text:c="4"/><text:tab/> <text:s text:c="2"/>String sql="select * from lob_test";</text:p>
      <text:p text:style-name="P3"><text:s text:c="11"/>//定义结果集返回对象</text:p>
      <text:p text:style-name="P3"><text:s text:c="4"/><text:tab/> <text:s text:c="2"/>ResultSet rs=null;</text:p>
      <text:p text:style-name="P3"><text:s text:c="4"/><text:tab/> <text:s text:c="2"/>Writer wt=null;</text:p>
      <text:p text:style-name="P3"><text:s text:c="4"/><text:tab/> <text:s text:c="2"/>OutputStream out=null;</text:p>
      <text:p text:style-name="P3"><text:s text:c="4"/><text:tab/> <text:s text:c="2"/>Reader rd=null;</text:p>
      <text:p text:style-name="P3"><text:s text:c="4"/><text:tab/> <text:s text:c="2"/>InputStream ip=null;</text:p>
      <text:p text:style-name="P3"><text:s text:c="4"/><text:tab/> <text:s text:c="2"/>try {</text:p>
      <text:p text:style-name="P3"><text:s text:c="4"/><text:tab/><text:tab/> <text:s text:c="2"/>//注册连接</text:p>
      <text:p text:style-name="P3"><text:s text:c="4"/><text:tab/><text:tab/> <text:s text:c="2"/>Class.forName(driverClass);</text:p>
      <text:p text:style-name="P3"><text:s text:c="4"/><text:tab/><text:tab/> con=DriverManager.getConnection(url, uresname, password);</text:p>
      <text:p text:style-name="P3"><text:s text:c="4"/><text:tab/><text:tab/> <text:s text:c="2"/>ps=con.prepareStatement(sql); </text:p>
      <text:p text:style-name="P3"><text:s text:c="4"/><text:tab/><text:tab/> <text:s text:c="2"/>//查询返回结果</text:p>
      <text:p text:style-name="P3"><text:s text:c="4"/><text:tab/><text:tab/>rs=ps.executeQuery();</text:p>
      <text:p text:style-name="P3"><text:s text:c="4"/><text:tab/><text:tab/>//让游标下移</text:p>
      <text:p text:style-name="P3"><text:s text:c="4"/><text:tab/><text:tab/>while(rs.next()){</text:p>
      <text:p text:style-name="P3"><text:s text:c="4"/><text:tab/><text:tab/>//定义二进制输入流读取文件</text:p>
      <text:p text:style-name="P3"><text:s text:c="4"/><text:tab/><text:tab/> ip=rs.getBinaryStream(1);</text:p>
      <text:p text:style-name="P3"><text:s text:c="4"/><text:tab/><text:tab/>//定义字节数组来接收</text:p>
      <text:p text:style-name="P3"><text:s text:c="4"/><text:tab/><text:tab/>byte[] by=new byte[1024];</text:p>
      <text:p text:style-name="P3"><text:s text:c="4"/><text:tab/><text:tab/>//定义输出流</text:p>
      <text:p text:style-name="P3"><text:s text:c="4"/><text:tab/><text:tab/>out=new FileOutputStream("F:/tupian.jpg");</text:p>
      <text:p text:style-name="P3"><text:s text:c="4"/><text:tab/><text:tab/>int line=0;</text:p>
      <text:p text:style-name="P3"><text:s text:c="4"/><text:tab/><text:tab/>while((line=ip.read(by))!=-1){</text:p>
      <text:p text:style-name="P3"><text:s text:c="4"/><text:tab/><text:tab/><text:tab/>out.write(by, 0, line);</text:p>
      <text:p text:style-name="P3"><text:s text:c="4"/><text:tab/><text:tab/>}</text:p>
      <text:p text:style-name="P3"><text:s text:c="4"/><text:tab/><text:tab/>out.flush();</text:p>
      <text:p text:style-name="P3"><text:s text:c="4"/><text:tab/><text:tab/>//获得clob文本</text:p>
      <text:p text:style-name="P3"><text:s text:c="4"/><text:tab/> <text:s text:c="4"/>Clob cl= rs.getClob(2);</text:p>
      <text:p text:style-name="P3"><text:s text:c="4"/><text:tab/> <text:s text:c="2"/>//定义读取文本输入流</text:p>
      <text:p text:style-name="P3"><text:s text:c="4"/><text:tab/> <text:s text:c="4"/>rd=cl.getCharacterStream();</text:p>
      <text:p text:style-name="P3"><text:s text:c="4"/><text:tab/><text:tab/>//定义字符数组接收数据</text:p>
      <text:p text:style-name="P3"><text:s text:c="4"/><text:tab/> <text:s text:c="3"/>char[] ch=new char[1024];</text:p>
      <text:p text:style-name="P3"><text:soft-page-break/><text:s text:c="4"/><text:tab/> <text:s text:c="3"/>//定义文本文件输出流</text:p>
      <text:p text:style-name="P3"><text:s text:c="4"/><text:tab/> <text:s text:c="4"/>wt=new FileWriter("F:/wensql.sql");</text:p>
      <text:p text:style-name="P3"><text:s text:c="4"/><text:tab/> <text:s text:c="3"/>int lin=0;</text:p>
      <text:p text:style-name="P3"><text:s text:c="4"/><text:tab/> <text:s text:c="3"/>while((lin=rd.read(ch))!=-1){</text:p>
      <text:p text:style-name="P3"><text:s text:c="4"/><text:tab/> <text:s text:c="3"/><text:tab/>wt.write(ch, 0, lin);</text:p>
      <text:p text:style-name="P3"><text:s text:c="4"/><text:tab/> <text:s text:c="3"/>}</text:p>
      <text:p text:style-name="P3"><text:s text:c="4"/><text:tab/> <text:s text:c="3"/>wt.flush();</text:p>
      <text:p text:style-name="P3"><text:s text:c="4"/><text:tab/><text:tab/>}</text:p>
      <text:p text:style-name="P3"><text:s text:c="4"/><text:tab/>} catch (Exception e) {</text:p>
      <text:p text:style-name="P3"><text:s text:c="4"/><text:tab/><text:tab/>e.printStackTrace();</text:p>
      <text:p text:style-name="P3"><text:s text:c="4"/><text:tab/>}finally{</text:p>
      <text:p text:style-name="P3"><text:s text:c="4"/><text:tab/><text:tab/>try {</text:p>
      <text:p text:style-name="P3"><text:s text:c="4"/><text:tab/><text:tab/><text:tab/>if(wt!=null){</text:p>
      <text:p text:style-name="P3"><text:s text:c="4"/><text:tab/><text:tab/><text:tab/>wt.close();</text:p>
      <text:p text:style-name="P3"><text:s text:c="4"/><text:tab/><text:tab/><text:tab/>}</text:p>
      <text:p text:style-name="P3"><text:s text:c="4"/><text:tab/><text:tab/><text:tab/>if(out!=null){</text:p>
      <text:p text:style-name="P3"><text:s text:c="4"/><text:tab/><text:tab/><text:tab/>out.close();</text:p>
      <text:p text:style-name="P3"><text:s text:c="4"/><text:tab/><text:tab/><text:tab/>}</text:p>
      <text:p text:style-name="P3"><text:s text:c="4"/><text:tab/><text:tab/><text:tab/>if(rd!=null){</text:p>
      <text:p text:style-name="P3"><text:s text:c="4"/><text:tab/><text:tab/><text:tab/>rd.close();</text:p>
      <text:p text:style-name="P3"><text:s text:c="4"/><text:tab/><text:tab/><text:tab/>}</text:p>
      <text:p text:style-name="P3"><text:s text:c="4"/><text:tab/><text:tab/><text:tab/>if(ip!=null){</text:p>
      <text:p text:style-name="P3"><text:s text:c="4"/><text:tab/><text:tab/><text:tab/>ip.close();</text:p>
      <text:p text:style-name="P3"><text:s text:c="4"/><text:tab/><text:tab/><text:tab/>}</text:p>
      <text:p text:style-name="P3"><text:s text:c="4"/><text:tab/><text:tab/><text:tab/></text:p>
      <text:p text:style-name="P3"><text:s text:c="4"/><text:tab/><text:tab/><text:tab/>if(ps!=null){</text:p>
      <text:p text:style-name="P3"><text:s text:c="4"/><text:tab/><text:tab/><text:tab/>ps.close();</text:p>
      <text:p text:style-name="P3"><text:s text:c="4"/><text:tab/><text:tab/><text:tab/>}</text:p>
      <text:p text:style-name="P3"><text:s text:c="4"/><text:tab/><text:tab/><text:tab/>if(con!=null){</text:p>
      <text:p text:style-name="P3"><text:s text:c="4"/><text:tab/><text:tab/><text:tab/>con.close();</text:p>
      <text:p text:style-name="P3"><text:s text:c="4"/><text:tab/><text:tab/><text:tab/>}</text:p>
      <text:p text:style-name="P3"><text:s text:c="4"/><text:tab/><text:tab/>} catch (SQLException e) {</text:p>
      <text:p text:style-name="P3"><text:s text:c="4"/><text:tab/><text:tab/><text:tab/>e.printStackTrace();</text:p>
      <text:p text:style-name="P3"><text:s text:c="4"/><text:tab/><text:tab/>} catch (IOException e) {</text:p>
      <text:p text:style-name="P3"><text:soft-page-break/><text:tab/><text:tab/><text:tab/><text:tab/>e.printStackTrace();</text:p>
      <text:p text:style-name="P3"><text:tab/><text:tab/><text:tab/>}</text:p>
      <text:p text:style-name="P3"><text:s text:c="4"/><text:tab/><text:tab/></text:p>
      <text:p text:style-name="P3"><text:s text:c="4"/><text:tab/>}</text:p>
      <text:p text:style-name="P3"><text:s text:c="3"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9M57S</meta:editing-duration>
    <meta:editing-cycles>4</meta:editing-cycles>
    <meta:generator>LibreOffice/5.3.0.3$Windows_X86_64 LibreOffice_project/7074905676c47b82bbcfbea1aeefc84afe1c50e1</meta:generator>
    <dc:date>2018-03-04T15:22:53.891000000</dc:date>
    <meta:document-statistic meta:table-count="1" meta:image-count="0" meta:object-count="0" meta:page-count="8" meta:paragraph-count="206" meta:word-count="770" meta:character-count="4173" meta:non-whitespace-character-count="3114"/>
    <meta:user-defined meta:name="Info 1"/>
    <meta:user-defined meta:name="Info 2"/>
    <meta:user-defined meta:name="Info 3"/>
    <meta:user-defined meta:name="Info 4"/>
  </office:meta>
</office:document-meta>
</file>